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ockServletConfig.getInitParameterNam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ServletConfig.MockServletConfig( @ Nullable ServletContext servletContext , String servlet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ockServletConfig.addInitParameter( String name ,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ockServletConfig.getServlet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ServletConfig.getServl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ServletConfig.MockServletConfig( String servlet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ServletConfig.MockServletConfi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ServletConfig.MockServletConfig( @ Nullable ServletContext servlet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ServletConfig.getInitParameter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